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cd0" officeooo:paragraph-rsid="000e9cd0"/>
    </style:style>
    <style:style style:name="P2" style:family="paragraph" style:parent-style-name="Standard">
      <style:text-properties officeooo:rsid="00121e40" officeooo:paragraph-rsid="00121e40"/>
    </style:style>
    <style:style style:name="P3" style:family="paragraph" style:parent-style-name="Standard">
      <style:text-properties officeooo:rsid="001338ea" officeooo:paragraph-rsid="001338ea"/>
    </style:style>
    <style:style style:name="P4" style:family="paragraph" style:parent-style-name="Standard">
      <style:text-properties officeooo:rsid="0017490d" officeooo:paragraph-rsid="0017490d"/>
    </style:style>
    <style:style style:name="P5" style:family="paragraph" style:parent-style-name="Standard">
      <style:text-properties officeooo:rsid="0019392b" officeooo:paragraph-rsid="0019392b"/>
    </style:style>
    <style:style style:name="P6" style:family="paragraph" style:parent-style-name="Standard">
      <style:text-properties officeooo:rsid="001a7660" officeooo:paragraph-rsid="001a7660"/>
    </style:style>
    <style:style style:name="P7" style:family="paragraph" style:parent-style-name="Standard">
      <style:text-properties officeooo:rsid="001b46f1" officeooo:paragraph-rsid="001b46f1"/>
    </style:style>
    <style:style style:name="T1" style:family="text">
      <style:text-properties officeooo:rsid="000e9cd0"/>
    </style:style>
    <style:style style:name="T2" style:family="text">
      <style:text-properties officeooo:rsid="00121e40"/>
    </style:style>
    <style:style style:name="T3" style:family="text">
      <style:text-properties officeooo:rsid="001a9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NET – framework criado pela Microsoft que permite a comunicação entre várias linguagens que tem uma infraestrutura comum (cli), entre elas o visual basic, c++, f# e c#.</text:span></text:p>
      <text:p text:style-name="Standard"/>
      <text:p text:style-name="P1">C# - linguagem orientada a objetos fortemente tipada. A sintaxe orientada a objetos foi baseada no C++ e possui influências de outras linguagens de programação como Object Pa<text:span text:style-name="T2">s</text:span>cal e Java.</text:p>
      <text:p text:style-name="P1"/>
      <text:p text:style-name="P2">Solução é um container para organizar os projetos relacionados.</text:p>
      <text:p text:style-name="P2"/>
      <text:p text:style-name="P2">------------------------------------------------------------------------------------------------------------------------</text:p>
      <text:p text:style-name="P3"/>
      <text:p text:style-name="P3">ESTRUTURAS</text:p>
      <text:p text:style-name="P3"/>
      <text:p text:style-name="P3">Namespace – são usados para organizar classes. Para usar uma classe de outro namespace, colocamos using no começo do código.</text:p>
      <text:p text:style-name="P3"/>
      <text:p text:style-name="P4">Classes – uma classe pode ter campos, propriedades, métodos e eventos dentro dela que são denominados membros. Quando uma classe é instanciada, essa instância é chamada de objeto, e nesse objeto podem ser criados os valores de acordo co os campos da classe.</text:p>
      <text:p text:style-name="P4"/>
      <text:p text:style-name="P5">Interface – como uma classe base que serve de molde para várias classes. Uma classe que implementa uma interface deve implementar todos os membros.</text:p>
      <text:p text:style-name="P5"/>
      <text:p text:style-name="P6">Enum – <text:span text:style-name="T3">declara um conjunto de constantes nomeadas que começam do 0 e aumentam de 1 em 1.</text:span></text:p>
      <text:p text:style-name="P6"/>
      <text:p text:style-name="P6">-----------------------------------------------------------------------------------------------------------------</text:p>
      <text:p text:style-name="P7">DEBUGGING</text:p>
      <text:p text:style-name="P7"/>
      <text:p text:style-name="P7">A depuração pode ser feita colocando um BreakPoint no canto esquerdo do código ou apertando f9 e executando ele.</text:p>
      <text:p text:style-name="P7">O código vai parar onde foi colocado o BreakPoint e então o código poderá ser inspecionad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22:32:10.868000000</meta:creation-date>
    <dc:date>2022-02-08T21:21:53.958000000</dc:date>
    <meta:editing-duration>PT1H34M4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206" meta:character-count="1489" meta:non-whitespace-character-count="1291"/>
  </office:meta>
</office:document-meta>
</file>